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6">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9">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5">
      <style:paragraph-properties fo:text-align="start" style:justify-single-word="false"/>
      <style:text-properties fo:font-size="12pt" fo:font-weight="bold" style:font-size-asian="10.5pt" style:font-weight-asian="bold" style:font-size-complex="12pt" style:font-weight-complex="bold"/>
    </style:style>
    <style:style style:name="P15" style:family="paragraph" style:parent-style-name="Standard" style:list-style-name="L6">
      <style:paragraph-properties fo:text-align="start" style:justify-single-word="false"/>
      <style:text-properties fo:font-size="12pt" fo:font-weight="bold" style:font-size-asian="10.5pt" style:font-weight-asian="bold" style:font-size-complex="12pt" style:font-weight-complex="bold"/>
    </style:style>
    <style:style style:name="P16" style:family="paragraph" style:parent-style-name="Standard" style:list-style-name="L7">
      <style:paragraph-properties fo:text-align="start" style:justify-single-word="false"/>
      <style:text-properties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dd1fb"/>
    </style:style>
    <style:style style:name="T4" style:family="text">
      <style:text-properties officeooo:rsid="001f06ad"/>
    </style:style>
    <style:style style:name="T5" style:family="text">
      <style:text-properties officeooo:rsid="001ff997"/>
    </style:style>
    <style:style style:name="T6" style:family="text">
      <style:text-properties officeooo:rsid="002059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rupts</text:p>
      <text:p text:style-name="P3"/>
      <text:p text:style-name="P3">Interrupt driven IO</text:p>
      <text:list xml:id="list4025948291" text:style-name="L1">
        <text:list-item>
          <text:p text:style-name="P5">Processors are notified when an IO device require<text:span text:style-name="T4">s</text:span> attention from processors.</text:p>
        </text:list-item>
        <text:list-item>
          <text:p text:style-name="P5">An IO interrupt is asynchronous w.r.t the instruction execution. That means it is not associated with any instruction and does not prevent instruction execution. The control unit of a processor only checks for a pending IO interrupt at the start of a new instruction.</text:p>
        </text:list-item>
        <text:list-item>
          <text:p text:style-name="P5">To communicate the origin/cause of the interrupt to the processor, <text:s/>a system typically use<text:span text:style-name="T3">s</text:span> <text:span text:style-name="T1">vectored interrupts.</text:span></text:p>
        </text:list-item>
      </text:list>
      <text:p text:style-name="P1"/>
      <text:p text:style-name="P1">Sequence of operations on the reception of an interrupt by the processor</text:p>
      <text:list xml:id="list1551799595" text:style-name="L2">
        <text:list-item>
          <text:p text:style-name="P6">Device raises an interrupt using the interrupt-request-line(INTR).</text:p>
        </text:list-item>
        <text:list-item>
          <text:p text:style-name="P6">Processor completes the execution of the current instruction, i.</text:p>
        </text:list-item>
        <text:list-item>
          <text:p text:style-name="P6">Take <text:a xlink:type="simple" xlink:href="#Active interrupt line">steps</text:a> to ensure that only one interrupt is processed for the whole duration of the interrupt line being active.</text:p>
        </text:list-item>
        <text:list-item>
          <text:p text:style-name="P6">Save state of the processor.</text:p>
        </text:list-item>
        <text:list-item>
          <text:p text:style-name="P6">The interrupt from the IO device is acknowledged by the processor to the device by explicitly asserting a line(interrupt-acknowledge - INTA) on the bus. The device in response places the interrupt vector on the <text:span text:style-name="T1">data lines</text:span> of the bus.</text:p>
        </text:list-item>
        <text:list-item>
          <text:p text:style-name="P6">Load the PC with the address of the interrupt service routine available on the data lines of the bus.</text:p>
        </text:list-item>
        <text:list-item>
          <text:p text:style-name="P6">Processor continues execution so that the ISR is now executed.</text:p>
        </text:list-item>
        <text:list-item>
          <text:p text:style-name="P6">After the interrupt processing is done, as a part of the last few instructions every ISR routine typically does the following,</text:p>
          <text:list>
            <text:list-item>
              <text:p text:style-name="P6">The state of the processor is restored before the resumption of instruction at i+1.</text:p>
            </text:list-item>
            <text:list-item>
              <text:p text:style-name="P6">Loads the address of <text:span text:style-name="T4">instruction, </text:span>i + 1, from <text:span text:style-name="T4">a</text:span> special register back to PC and the processor status word, causing the execution to resume at instruction i + 1.</text:p>
            </text:list-item>
          </text:list>
        </text:list-item>
      </text:list>
      <text:p text:style-name="P2"/>
      <text:p text:style-name="P1"><text:bookmark text:name="Active interrupt line"/>How is it ensured that an active interrupt line does not lead to successive interruptions</text:p>
      <text:list xml:id="list1919567195" text:style-name="L3">
        <text:list-item>
          <text:p text:style-name="P7">Have the processor hardware ignore the interrupt-request line until the execution of the first instruction of the ISR. The ISR is coded such that a disable-interrupt is the first instruction of the ISR and a enable-interrupt is the last-but-one instruction of the ISR(the last one being return-from-interrupt).</text:p>
        </text:list-item>
        <text:list-item>
          <text:p text:style-name="P7">Have the processor disable the interrupts by executing a disable-interrupt as a part of the state-save before entering the ISR and a enable-interrupt as a part of the return-from-interrupt. This is suitable for a uniprocessor which has a single interrupt line.</text:p>
        </text:list-item>
        <text:list-item>
          <text:p text:style-name="P7">Have the interrupt-handling circuitry of the processor respond only to the leading edge of the signal(edge-triggered). Thus a interrupt line being active will trigger only a single interrupt.</text:p>
        </text:list-item>
      </text:list>
      <text:p text:style-name="P2"/>
      <text:p text:style-name="P1">Choices available w.r.t. saving the state of the processor before the start of an ISR</text:p>
      <text:list xml:id="list185540517" text:style-name="L4">
        <text:list-item>
          <text:p text:style-name="P8">The processor typically saves just the PC and processors-status-register to keep the interrupt latency to a minimum. Program instructions at the start of the ISR should typically save other stuff and restore stuff at the end of the ISR. The processor restores the PC and processor-status-registers as a part of the return-from-interrupt instruction.</text:p>
        </text:list-item>
        <text:list-item>
          <text:p text:style-name="P8">The processor saves everything. State is restored as a part of the return-from-interrupt instruction.</text:p>
        </text:list-item>
        <text:list-item>
          <text:p text:style-name="P8">There are multiple register sets eliminating(to an extent) the need to save state.</text:p>
        </text:list-item>
      </text:list>
      <text:p text:style-name="P2"/>
      <text:p text:style-name="P1">Interrupt latency</text:p>
      <text:p text:style-name="P2">Time required by the <text:span text:style-name="T1">processor</text:span> to start the ISR after the delivery of an interrupt.</text:p>
      <text:p text:style-name="P2"><text:soft-page-break/></text:p>
      <text:p text:style-name="P1">What is the interrupt-line a part of?</text:p>
      <text:p text:style-name="P2">It is one of the control lines of the bus.</text:p>
      <text:p text:style-name="P2"/>
      <text:p text:style-name="P1">How does the processor know what to do in reaction to different interrupts?</text:p>
      <text:p text:style-name="P2">There are two approaches</text:p>
      <text:list xml:id="list1601426054" text:style-name="L5">
        <text:list-item>
          <text:p text:style-name="P14">Having a single interrupt routine </text:p>
          <text:list>
            <text:list-item>
              <text:p text:style-name="P9">This does the required based on which I/O device raises the interrupt. In this case it is necessary for the processor to identify who raised the interrupt. Thus, when a interrupt is received the processor polls all devices connected to that line and inspects to see whose IRQ(Interrupt request) bit is set in their status registers is set. This however involves <text:span text:style-name="T1">software polling</text:span> which is inefficient.</text:p>
            </text:list-item>
          </text:list>
        </text:list-item>
        <text:list-item>
          <text:p text:style-name="P14">Using vectored interrupts</text:p>
          <text:list>
            <text:list-item>
              <text:p text:style-name="P9">Each device has its own interrupt service routine .</text:p>
            </text:list-item>
            <text:list-item>
              <text:p text:style-name="P9">These ISR's are loaded into kernel space at boot time and a ISR vector table containing the addresses to them is constructed. This table is at a fixed known location in memory.</text:p>
            </text:list-item>
            <text:list-item>
              <text:p text:style-name="P9">After the processor raises the INTA in response to the INTR of a device, devices place a code(usually on the data bus) giving the offset of the ISR to be run(There is a fixed place in memory where the ISR table contains ISR's for all devices connected is kept). The processor thus places into the PC the address of the start of the ISR(known base address + offset provided). Further flexibility is obtained by placing a jump instruction at that location which takes the execution to the actual ISR.</text:p>
            </text:list-item>
          </text:list>
        </text:list-item>
      </text:list>
      <text:p text:style-name="P2"/>
      <text:p text:style-name="P1">How are multiple interrupts handled in a vectored interrupt scheme?</text:p>
      <text:list xml:id="list1173528967" text:style-name="L6">
        <text:list-item>
          <text:p text:style-name="P15">Multiple interrupt lines(parallel priority interrupt) –<text:span text:style-name="T5"> Figure 5</text:span></text:p>
          <text:list>
            <text:list-item>
              <text:p text:style-name="P10">This is implemented easily by using a separate interrupt request and interrupt-acknowledge line for each device.</text:p>
            </text:list-item>
            <text:list-item>
              <text:p text:style-name="P10">The interrupt controller uses a register whose bits are set separately by the interrupt signal from each device. Priority is established according to the position of the bits in the register.</text:p>
            </text:list-item>
            <text:list-item>
              <text:p text:style-name="P10">In addition to the computer register, the circuit may include a mask register whose purpose is to control the status of each interrupt request. The mask register can be programmed to disable lower priority interrupts while a higher priority device is being serviced. It can also provide a facility that allows a high priority device to interrupt the CPU while a lower priority device is being serviced. </text:p>
            </text:list-item>
          </text:list>
        </text:list-item>
      </text:list>
      <text:list xml:id="list540678156" text:style-name="L7">
        <text:list-item>
          <text:p text:style-name="P16">Single interrupt line - <text:span text:style-name="T2">The INTR line is common to all devices</text:span></text:p>
          <text:list>
            <text:list-item>
              <text:p text:style-name="P16">Daisy chain organization<text:span text:style-name="T5">(Figure 6)</text:span></text:p>
              <text:list>
                <text:list-item>
                  <text:p text:style-name="P11">INTA is attached in a daisy chain fashion from the processor to all devices such that it propagates serially through all devices.</text:p>
                </text:list-item>
                <text:list-item>
                  <text:p text:style-name="P11">When devices want to interrupt <text:span text:style-name="T6">they</text:span> activates the INTR.</text:p>
                </text:list-item>
                <text:list-item>
                  <text:p text:style-name="P11">The processor responds by activating the INTA line.</text:p>
                </text:list-item>
                <text:list-item>
                  <text:p text:style-name="P11">This signal propagates from device<text:span text:style-name="T6">-</text:span>1 to device<text:span text:style-name="T6">-</text:span>2 and so on. The device which INTR'ed <text:s/>sends the interrupt vector. Here the device closest to the processors has the highest priority as it receives the INTR first.</text:p>
                </text:list-item>
              </text:list>
            </text:list-item>
            <text:list-item>
              <text:p text:style-name="P16">Bus arbitration</text:p>
              <text:list>
                <text:list-item>
                  <text:p text:style-name="P11">The device which wants to interrupt must first get hold of the bus by locking it down.</text:p>
                </text:list-item>
              </text:list>
            </text:list-item>
          </text:list>
        </text:list-item>
      </text:list>
      <text:p text:style-name="P2"/>
      <text:p text:style-name="P1">What happens if a device raises a vectored interrupt and finds that the interrupts are disabled?</text:p>
      <text:p text:style-name="P2">It must, within reasonable limits, try again. This works for most simple devices as the delay caused <text:soft-page-break/>is small, until the completion of execution of the ISR. </text:p>
      <text:p text:style-name="P2"/>
      <text:p text:style-name="P1">An example where a delay in service, like the above is unacceptable</text:p>
      <text:p text:style-name="P2">A timer sends regular interrupts to the processor using which the system time is maintained.</text:p>
      <text:p text:style-name="P2"/>
      <text:p text:style-name="P1">Need for nested interrupts and hence priority levels like above</text:p>
      <text:p text:style-name="P2">Handling of devices like timers who cannot wait or afford to try again</text:p>
      <text:p text:style-name="P2"/>
      <text:p text:style-name="P1">Mechanisms for controlling interrupts</text:p>
      <text:list xml:id="list448805676" text:style-name="L8">
        <text:list-item>
          <text:p text:style-name="P12">At the device end there is an interrupt enable bit which can be set/reset by the processor</text:p>
        </text:list-item>
        <text:list-item>
          <text:p text:style-name="P12">At the processor end either an interrupt enable bit in the PS register or a priority structure determines whether a given interrupt will be accep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0-24T11:52:05</meta:creation-date>
    <dc:date>2012-12-05T20:31:31</dc:date>
    <dc:creator>Kempa </dc:creator>
    <meta:editing-duration>PT19H2M44S</meta:editing-duration>
    <meta:editing-cycles>31</meta:editing-cycles>
    <meta:generator>LibreOffice/3.6$Linux_x86 LibreOffice_project/360m1$Build-2</meta:generator>
    <meta:document-statistic meta:table-count="0" meta:image-count="0" meta:object-count="0" meta:page-count="3" meta:paragraph-count="58" meta:word-count="1161" meta:character-count="6865" meta:non-whitespace-character-count="5796"/>
  </office:meta>
</office:document-meta>
</file>